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95cm"/>
    </style:style>
    <style:style style:name="co3" style:family="table-column">
      <style:table-column-properties fo:break-before="auto" style:column-width="3.5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office:value-type="string">
            <text:p>Entities</text:p>
          </table:table-cell>
          <table:table-cell table:style-name="ce1"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>
            <text:p>Remove on contact</text:p>
          </table:table-cell>
          <table:table-cell table:style-name="ce1" office:value-type="string">
            <text:p>ExplodeOnContact</text:p>
          </table:table-cell>
          <table:table-cell table:style-name="ce1" office:value-type="string">
            <text:p>HarmOnContact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Rocket</text:p>
          </table:table-cell>
          <table:table-cell office:value-type="string">
            <text:p>Always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Grenade</text:p>
          </table:table-cell>
          <table:table-cell table:number-columns-repeated="2" office:value-type="string">
            <text:p>Only if a player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Bullet</text:p>
          </table:table-cell>
          <table:table-cell office:value-type="string">
            <text:p>Alway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Mine</text:p>
          </table:table-cell>
          <table:table-cell table:number-columns-repeated="2" office:value-type="string">
            <text:p>Only if a player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3" office:value-type="string">
            <text:p>Not if the shooter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6">16/07/2020</text:date>, <text:time>18:5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18:41:39.61</meta:creation-date>
    <dc:date>2020-07-16T18:51:28.46</dc:date>
    <meta:editing-duration>PT9M49S</meta:editing-duration>
    <meta:editing-cycles>8</meta:editing-cycles>
    <meta:generator>OpenOffice/4.1.5$Win32 OpenOffice.org_project/415m1$Build-9789</meta:generator>
    <meta:document-statistic meta:table-count="3" meta:cell-count="23" meta:object-count="0"/>
  </office:meta>
</office:document-meta>
</file>